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34d73" officeooo:paragraph-rsid="00034d73"/>
    </style:style>
    <style:style style:name="P2" style:family="paragraph" style:parent-style-name="Standard">
      <style:text-properties officeooo:rsid="0004bdfc" officeooo:paragraph-rsid="0004bdfc"/>
    </style:style>
    <style:style style:name="P3" style:family="paragraph" style:parent-style-name="Standard" style:list-style-name="L1">
      <style:text-properties officeooo:rsid="0004fa1a" officeooo:paragraph-rsid="0004fa1a"/>
    </style:style>
    <style:style style:name="P4" style:family="paragraph" style:parent-style-name="Standard" style:list-style-name="L1">
      <style:text-properties officeooo:rsid="0007cbd5" officeooo:paragraph-rsid="0007cbd5"/>
    </style:style>
    <style:style style:name="P5" style:family="paragraph" style:parent-style-name="Standard" style:list-style-name="L1">
      <style:text-properties officeooo:rsid="0007cbd5" officeooo:paragraph-rsid="00081805"/>
    </style:style>
    <style:style style:name="P6" style:family="paragraph" style:parent-style-name="Standard" style:list-style-name="L1">
      <style:text-properties officeooo:rsid="00081805" officeooo:paragraph-rsid="00081805"/>
    </style:style>
    <style:style style:name="P7" style:family="paragraph" style:parent-style-name="Standard" style:list-style-name="L1">
      <style:text-properties officeooo:rsid="0009e5a7" officeooo:paragraph-rsid="0009e5a7"/>
    </style:style>
    <style:style style:name="P8" style:family="paragraph" style:parent-style-name="Standard" style:list-style-name="L1">
      <style:text-properties officeooo:rsid="000cfd28" officeooo:paragraph-rsid="000cfd28"/>
    </style:style>
    <style:style style:name="P9" style:family="paragraph" style:parent-style-name="Standard" style:list-style-name="L1">
      <style:text-properties officeooo:rsid="000b71ac" officeooo:paragraph-rsid="000b71ac"/>
    </style:style>
    <style:style style:name="P10" style:family="paragraph" style:parent-style-name="Standard" style:list-style-name="L1">
      <style:text-properties officeooo:rsid="000b71ac" officeooo:paragraph-rsid="0011d325"/>
    </style:style>
    <style:style style:name="P11" style:family="paragraph" style:parent-style-name="Standard" style:list-style-name="L1">
      <style:text-properties officeooo:rsid="00094f07" officeooo:paragraph-rsid="00094f07"/>
    </style:style>
    <style:style style:name="P12" style:family="paragraph" style:parent-style-name="Standard" style:list-style-name="L1">
      <style:text-properties officeooo:rsid="0005f9cb" officeooo:paragraph-rsid="00081805"/>
    </style:style>
    <style:style style:name="P13" style:family="paragraph" style:parent-style-name="Standard" style:list-style-name="L1">
      <style:text-properties officeooo:rsid="0005f9cb" officeooo:paragraph-rsid="0005f9cb"/>
    </style:style>
    <style:style style:name="P14" style:family="paragraph" style:parent-style-name="Standard" style:list-style-name="L1">
      <style:text-properties officeooo:rsid="0004bdfc" officeooo:paragraph-rsid="0004bdfc"/>
    </style:style>
    <style:style style:name="P15" style:family="paragraph" style:parent-style-name="Standard" style:list-style-name="L1">
      <style:text-properties officeooo:rsid="000d771a" officeooo:paragraph-rsid="000d771a"/>
    </style:style>
    <style:style style:name="P16" style:family="paragraph" style:parent-style-name="Standard" style:list-style-name="L1">
      <style:text-properties officeooo:rsid="00100a7b" officeooo:paragraph-rsid="00100a7b"/>
    </style:style>
    <style:style style:name="T1" style:family="text">
      <style:text-properties style:text-position="super 58%"/>
    </style:style>
    <style:style style:name="T2" style:family="text">
      <style:text-properties officeooo:rsid="00057bed"/>
    </style:style>
    <style:style style:name="T3" style:family="text">
      <style:text-properties officeooo:rsid="000d771a"/>
    </style:style>
    <style:style style:name="T4" style:family="text">
      <style:text-properties officeooo:rsid="00100a7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uary 17<text:span text:style-name="T1">th</text:span>, 2023</text:p>
      <text:p text:style-name="P1">Kitkat Dambeck</text:p>
      <text:p text:style-name="P1">Expository Writing</text:p>
      <text:p text:style-name="P1">Introduction</text:p>
      <text:p text:style-name="P1"/>
      <text:list xml:id="list2382150281" text:style-name="L1">
        <text:list-item>
          <text:p text:style-name="P3">Syllabus. </text:p>
          <text:list>
            <text:list-item>
              <text:p text:style-name="P3">Required for all undergraduates. </text:p>
            </text:list-item>
            <text:list-item>
              <text:p text:style-name="P3">Series of essay assignments, with peer review and revision.</text:p>
            </text:list-item>
            <text:list-item>
              <text:p text:style-name="P3">Verbs:</text:p>
              <text:list>
                <text:list-item>
                  <text:p text:style-name="P3">Read critically.</text:p>
                </text:list-item>
                <text:list-item>
                  <text:p text:style-name="P3">Analyze textual evidence.</text:p>
                </text:list-item>
                <text:list-item>
                  <text:p text:style-name="P3">Structure complex ideas.</text:p>
                </text:list-item>
                <text:list-item>
                  <text:p text:style-name="P3">Develop independent arguments.</text:p>
                </text:list-item>
                <text:list-item>
                  <text:p text:style-name="P3">Contribute to ongoing intellectual conversations.</text:p>
                </text:list-item>
                <text:list-item>
                  <text:p text:style-name="P3">Imagine myself as having a role to play. </text:p>
                </text:list-item>
                <text:list-item>
                  <text:p text:style-name="P3">Think critically and thoroughl<text:span text:style-name="T2">y</text:span>. </text:p>
                </text:list-item>
                <text:list-item>
                  <text:p text:style-name="P4">Exploring and expanding.</text:p>
                  <text:list>
                    <text:list-item>
                      <text:p text:style-name="P4">Not summarizing. </text:p>
                    </text:list-item>
                    <text:list-item>
                      <text:p text:style-name="P4">This is my thought about this idea. </text:p>
                    </text:list-item>
                  </text:list>
                </text:list-item>
              </text:list>
            </text:list-item>
            <text:list-item>
              <text:p text:style-name="P3">Become confident in my voice. </text:p>
            </text:list-item>
            <text:list-item>
              <text:p text:style-name="P6">Learning goals:</text:p>
              <text:list>
                <text:list-item>
                  <text:p text:style-name="P6">Communicate complex ideas effectively in writing.</text:p>
                </text:list-item>
                <text:list-item>
                  <text:p text:style-name="P6">Evaluate and asses sources.</text:p>
                </text:list-item>
                <text:list-item>
                  <text:p text:style-name="P6">Analyze and synthesize information. </text:p>
                </text:list-item>
              </text:list>
            </text:list-item>
            <text:list-item>
              <text:p text:style-name="P7">Four essays over the semester. </text:p>
              <text:list>
                <text:list-item>
                  <text:p text:style-name="P7">Introduced individually. </text:p>
                </text:list-item>
                <text:list-item>
                  <text:p text:style-name="P8">Class grade is highest sustained grade among these four. <text:span text:style-name="T3">fire</text:span></text:p>
                </text:list-item>
              </text:list>
            </text:list-item>
            <text:list-item>
              <text:p text:style-name="P7">Textual Analysis Exercise.</text:p>
            </text:list-item>
            <text:list-item>
              <text:p text:style-name="P7">Final Interpretive Exercise. </text:p>
            </text:list-item>
            <text:list-item>
              <text:p text:style-name="P9">Every assignment must be revised in order to be complete. </text:p>
              <text:list>
                <text:list-item>
                  <text:p text:style-name="P9">Must be substantial.</text:p>
                </text:list-item>
                <text:list-item>
                  <text:p text:style-name="P9">Prof is grading final with the draft present. </text:p>
                </text:list-item>
              </text:list>
            </text:list-item>
          </text:list>
        </text:list-item>
        <text:list-item>
          <text:p text:style-name="P11">Prof comments only on odd number papers, and all final drafts. </text:p>
          <text:list>
            <text:list-item>
              <text:p text:style-name="P11">Avoids obsessing over how the prof thinks. </text:p>
            </text:list-item>
          </text:list>
        </text:list-item>
        <text:list-item>
          <text:p text:style-name="P12">What is critical thinking?</text:p>
          <text:list>
            <text:list-item>
              <text:p text:style-name="P12">Writing as a form of critical thinking. </text:p>
            </text:list-item>
            <text:list-item>
              <text:p text:style-name="P13">Going beyond the obvious.</text:p>
            </text:list-item>
            <text:list-item>
              <text:p text:style-name="P13">Dissecting subject.</text:p>
            </text:list-item>
            <text:list-item>
              <text:p text:style-name="P13">What is it saying to different people.</text:p>
            </text:list-item>
            <text:list-item>
              <text:p text:style-name="P13">Like an art critique. </text:p>
            </text:list-item>
            <text:list-item>
              <text:p text:style-name="P13">Adding details.</text:p>
            </text:list-item>
            <text:list-item>
              <text:p text:style-name="P6">Lifelong skill.</text:p>
              <text:list>
                <text:list-item>
                  <text:p text:style-name="P6">Developed, yet not perfected, in a single semester. </text:p>
                </text:list-item>
              </text:list>
            </text:list-item>
          </text:list>
        </text:list-item>
      </text:list>
      <text:p text:style-name="P2"/>
      <text:list xml:id="list224921882667378" text:continue-numbering="true" text:style-name="L1">
        <text:list-item>
          <text:p text:style-name="P14">Rumors.</text:p>
          <text:list>
            <text:list-item>
              <text:p text:style-name="P14">Lot of reading, writing is intense.</text:p>
            </text:list-item>
            <text:list-item>
              <text:p text:style-name="P14">Difficult. </text:p>
            </text:list-item>
            <text:list-item>
              <text:p text:style-name="P14">First paper you always get a C. </text:p>
            </text:list-item>
          </text:list>
        </text:list-item>
        <text:list-item>
          <text:p text:style-name="P6">Advice.</text:p>
          <text:list>
            <text:list-item>
              <text:p text:style-name="P6"><text:soft-page-break/>Write from the prompt. </text:p>
              <text:list>
                <text:list-item>
                  <text:p text:style-name="P5">This is my thought about this idea. </text:p>
                </text:list-item>
              </text:list>
            </text:list-item>
            <text:list-item>
              <text:p text:style-name="P6">Take the time to produce the work.</text:p>
              <text:list>
                <text:list-item>
                  <text:p text:style-name="P6">Grade is heavily based on essays. </text:p>
                </text:list-item>
              </text:list>
            </text:list-item>
            <text:list-item>
              <text:p text:style-name="P10">Best ideas come from revision.</text:p>
            </text:list-item>
          </text:list>
        </text:list-item>
        <text:list-item>
          <text:p text:style-name="P10"><text:span text:style-name="T4">Reflection.</text:span></text:p>
          <text:list>
            <text:list-item>
              <text:p text:style-name="P16">Oh boy this is an academic class.</text:p>
            </text:list-item>
            <text:list-item>
              <text:p text:style-name="P16">Its exiting tho. I want to write better.</text:p>
            </text:list-item>
          </text:list>
        </text:list-item>
        <text:list-item>
          <text:p text:style-name="P7">Homework.</text:p>
          <text:list>
            <text:list-item>
              <text:p text:style-name="P7">Reading.</text:p>
            </text:list-item>
            <text:list-item>
              <text:p text:style-name="P7">Writing Sample. </text:p>
              <text:list>
                <text:list-item>
                  <text:p text:style-name="P15">Submit to canvas.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7:40:27.809206529</meta:creation-date>
    <dc:date>2023-01-17T22:49:20.004162430</dc:date>
    <meta:editing-duration>PT43M7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59" meta:word-count="309" meta:character-count="1770" meta:non-whitespace-character-count="1550"/>
  </office:meta>
</office:document-meta>
</file>